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85%"/>
      <style:text-properties fo:font-size="4.5pt" officeooo:rsid="00216437" officeooo:paragraph-rsid="00216437" style:font-size-asian="4.5pt" style:font-size-complex="4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CALLY GENERATED WITH DICTI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6" fo:column-gap="0cm">
          <style:column-sep style:width="0.009cm" style:color="#000000" style:height="100%" style:style="solid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1:08:34.078339582</meta:creation-date>
    <dc:date>2020-05-01T12:08:49.555110006</dc:date>
    <meta:editing-duration>PT7M14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